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text-properties style:font-name="Arial" fo:font-size="10pt" fo:font-style="normal" fo:font-weight="normal" style:font-size-asian="10pt" style:font-size-complex="10pt"/>
    </style:style>
    <style:style style:name="P5" style:family="paragraph" style:parent-style-name="Standard">
      <style:text-properties style:font-name="Arial" fo:font-size="10pt" fo:font-style="normal" style:font-size-asian="10pt" style:font-size-complex="10pt"/>
    </style:style>
    <style:style style:name="P6" style:family="paragraph" style:parent-style-name="Standard">
      <style:text-properties fo:color="#00ae00" style:font-name="Arial" fo:font-size="10pt" fo:font-style="normal" fo:font-weight="normal" style:font-size-asian="10pt" style:font-size-complex="10pt"/>
    </style:style>
    <style:style style:name="P7" style:family="paragraph" style:parent-style-name="Preformatted_20_Text">
      <style:paragraph-properties fo:margin-top="0cm" fo:margin-bottom="0cm" fo:line-height="150%" fo:text-align="start" style:justify-single-word="false" fo:widows="1" fo:padding="0cm" fo:border="none"/>
      <style:text-properties fo:font-variant="normal" fo:text-transform="none" style:use-window-font-color="true" style:font-name="Arial" fo:font-size="9pt" fo:letter-spacing="normal" fo:font-style="normal" fo:font-weight="normal"/>
    </style:style>
    <style:style style:name="T1" style:family="text">
      <style:text-properties fo:color="#ff950e" fo:font-style="normal" fo:font-weight="bold" style:font-weight-asian="bold" style:font-weight-complex="bold"/>
    </style:style>
    <style:style style:name="T2" style:family="text">
      <style:text-properties fo:font-variant="normal" fo:text-transform="none" fo:color="#ff950e" style:font-name="Arial" fo:font-size="10pt" fo:letter-spacing="normal" fo:language="pl" fo:country="PL" fo:font-style="normal" fo:font-weight="bol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" style:family="text">
      <style:text-properties fo:font-variant="normal" fo:text-transform="none" fo:color="#ff950e" style:font-name="Arial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18171b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0000ff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style:font-name="Arial" fo:font-size="10pt" fo:background-color="transparent" style:font-size-asian="10pt" style:font-style-asian="normal" style:font-size-complex="10pt" style:font-style-complex="normal"/>
    </style:style>
    <style:style style:name="T10" style:family="text">
      <style:text-properties fo:color="#0000ff" fo:font-style="normal"/>
    </style:style>
    <style:style style:name="T11" style:family="text">
      <style:text-properties style:use-window-font-color="true" style:font-name="Arial" fo:background-color="transparent"/>
    </style:style>
    <style:style style:name="T12" style:family="text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3" style:family="text">
      <style:text-properties style:use-window-font-color="true" style:font-name="Arial" fo:font-size="10pt" fo:background-color="transparent" style:font-size-asian="10pt" style:font-style-asian="normal" style:font-size-complex="10pt" style:font-style-complex="normal"/>
    </style:style>
    <style:style style:name="T14" style:family="text">
      <style:text-properties style:use-window-font-color="true" style:font-name="Arial" fo:font-size="10pt" fo:font-style="italic" fo:background-color="transparent" style:font-size-asian="10pt" style:font-size-complex="10pt"/>
    </style:style>
    <style:style style:name="T15" style:family="text">
      <style:text-properties fo:color="#00ae00"/>
    </style:style>
    <style:style style:name="T16" style:family="text">
      <style:text-properties fo:color="#00ae00" style:font-name="Arial" fo:font-size="10pt" fo:background-color="transparent" style:font-size-asian="10pt" style:font-size-complex="10pt"/>
    </style:style>
    <style:style style:name="T17" style:family="text">
      <style:text-properties fo:color="#000000"/>
    </style:style>
    <style:style style:name="T18" style:family="text">
      <style:text-properties fo:color="#000000" style:font-name="Arial" fo:font-size="10pt" fo:background-color="transparent" style:font-size-asian="10pt" style:font-size-complex="10pt"/>
    </style:style>
    <style:style style:name="T19" style:family="text">
      <style:text-properties fo:font-style="normal"/>
    </style:style>
    <style:style style:name="T20" style:family="text">
      <style:text-properties fo:font-style="normal" fo:font-weight="normal"/>
    </style:style>
    <style:style style:name="T21" style:family="text">
      <style:text-properties fo:color="#18171b" style:font-name="Arial" fo:font-size="10pt" fo:background-color="transparent" style:font-size-asian="10pt" style:font-size-complex="10pt"/>
    </style:style>
    <style:style style:name="T22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symfony.com/doc/master/bundles/LiipImagineBundle/installation.html"><text:span text:style-name="T22">http://symfony.com/doc/master/bundles/LiipImagineBundle/installation.html</text:span></text:a></text:p>
      <text:p text:style-name="P1"/>
      <text:p text:style-name="Standard"><text:span text:style-name="Source_20_Text"><text:span text:style-name="T4">1. Download the Bundle:</text:span></text:span></text:p>
      <text:p text:style-name="Standard"><text:span text:style-name="Source_20_Text"><text:span text:style-name="T2">$ php composer.phar </text:span></text:span><text:span text:style-name="Source_20_Text"><text:span text:style-name="T3">require liip/imagine-bundle</text:span></text:span></text:p>
      <text:p text:style-name="Standard"><text:span text:style-name="Source_20_Text"><text:span text:style-name="T2"/></text:span></text:p>
      <text:p text:style-name="P1">Do pliku <text:span text:style-name="T8">composer.json </text:span><text:span text:style-name="T17">zostanie dodany następujący wpis:</text:span></text:p>
      <text:p text:style-name="P1"/>
      <text:p text:style-name="P1"><text:s text:c="4"/>"require": {</text:p>
      <text:p text:style-name="P1">...</text:p>
      <text:p text:style-name="P1"><text:s text:c="8"/><text:span text:style-name="T15">"liip/imagine-bundle": "^1.4"</text:span></text:p>
      <text:p text:style-name="Standard"><text:span text:style-name="Source_20_Text"><text:span text:style-name="T6"><text:s text:c="4"/>},</text:span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4">2. </text:span></text:span><text:span text:style-name="Source_20_Text"><text:span text:style-name="T5">Do pliku dodajemy wpis:</text:span></text:span></text:p>
      <text:p text:style-name="Standard"><text:span text:style-name="Source_20_Text"><text:span text:style-name="T4">app/</text:span></text:span><text:span text:style-name="Source_20_Text"><text:span text:style-name="T7">AppKernel.php</text:span></text:span></text:p>
      <text:p text:style-name="Standard"><text:span text:style-name="Source_20_Text"><text:span text:style-name="T4"/></text:span></text:p>
      <text:p text:style-name="Standard"><text:span text:style-name="Source_20_Text"><text:span text:style-name="T18"><text:s text:c="8"/>$bundles = array(</text:span></text:span></text:p>
      <text:p text:style-name="Standard"><text:span text:style-name="Source_20_Text"><text:span text:style-name="T18">….</text:span></text:span></text:p>
      <text:p text:style-name="Standard"><text:span text:style-name="Source_20_Text"><text:span text:style-name="T18"><text:s text:c="12"/></text:span></text:span><text:span text:style-name="Source_20_Text"><text:span text:style-name="T16">new Liip\ImagineBundle\LiipImagineBundle(),</text:span></text:span></text:p>
      <text:p text:style-name="Standard"><text:span text:style-name="Source_20_Text"><text:span text:style-name="T18"><text:s text:c="8"/>);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21">3. Do routingu dodajemy wpis:</text:span></text:span></text:p>
      <text:p text:style-name="Standard"><text:span text:style-name="Source_20_Text"><text:span text:style-name="T13"># app/config/</text:span></text:span><text:span text:style-name="Source_20_Text"><text:span text:style-name="T9">routing.yml</text:span></text:span></text:p>
      <text:p text:style-name="Standard"><text:span text:style-name="Source_20_Text"><text:span text:style-name="T14">...</text:span></text:span></text:p>
      <text:p text:style-name="P2">_liip_imagine:</text:p>
      <text:p text:style-name="P2"><text:s text:c="4"/><text:span text:style-name="T20">resource: "@LiipImagineBundle/Resources/config/routing.xml"</text:span></text:p>
      <text:p text:style-name="P4"/>
      <text:p text:style-name="P4"/>
      <text:p text:style-name="P4">4. Ustawienie filtrów dla obrazków. Na końcu pliku dodajemy:</text:p>
      <text:p text:style-name="P1"><text:span text:style-name="T19"># app/config/</text:span><text:span text:style-name="T10">config.yml</text:span></text:p>
      <text:p text:style-name="P5"/>
      <text:p text:style-name="P6">liip_imagine:</text:p>
      <text:p text:style-name="P6"><text:s text:c="4"/>resolvers:</text:p>
      <text:p text:style-name="P6"><text:s text:c="7"/>default:</text:p>
      <text:p text:style-name="P6"><text:s text:c="10"/>web_path: ~</text:p>
      <text:p text:style-name="P6"/>
      <text:p text:style-name="P6"><text:s text:c="4"/>filter_sets:</text:p>
      <text:p text:style-name="P6"><text:s text:c="8"/>cache: ~</text:p>
      <text:p text:style-name="P6"><text:s text:c="8"/>my_thumb:</text:p>
      <text:p text:style-name="P6"><text:s text:c="12"/>quality: 75</text:p>
      <text:p text:style-name="P6"><text:s text:c="12"/>filters:</text:p>
      <text:p text:style-name="P6"><text:s text:c="16"/>thumbnail: { size: [120, 90], mode: outbound }</text:p>
      <text:p text:style-name="P6"><text:s text:c="8"/>post_img_lg:</text:p>
      <text:p text:style-name="P6"><text:s text:c="12"/>quality: 100</text:p>
      <text:p text:style-name="P6"><text:s text:c="12"/>filters:</text:p>
      <text:p text:style-name="P6"><text:s text:c="16"/>relative_resize: { widen: 950 }</text:p>
      <text:p text:style-name="P6"><text:s text:c="8"/>post_img_md:</text:p>
      <text:p text:style-name="P6"><text:s text:c="12"/>quality: 100</text:p>
      <text:p text:style-name="P6"><text:s text:c="12"/>filters:</text:p>
      <text:p text:style-name="P6"><text:s text:c="16"/>relative_resize: { widen: 650 }</text:p>
      <text:p text:style-name="P6"><text:s text:c="8"/>post_img_sm:</text:p>
      <text:p text:style-name="P6"><text:s text:c="12"/>quality: 100</text:p>
      <text:p text:style-name="P6"><text:s text:c="12"/>filters:</text:p>
      <text:p text:style-name="P6"><text:s text:c="16"/>relative_resize: { widen: 350 }</text:p>
      <text:p text:style-name="P6"><text:s text:c="8"/>post_img_xs:</text:p>
      <text:p text:style-name="P6"><text:s text:c="12"/>quality: 100</text:p>
      <text:p text:style-name="P6"><text:s text:c="12"/>filters:</text:p>
      <text:p text:style-name="P6"><text:s text:c="16"/>relative_resize: { widen: 250 }</text:p>
      <text:p text:style-name="P4"/>
      <text:p text:style-name="P4">Przykłady:</text:p>
      <text:p text:style-name="P1"><text:a xlink:type="simple" xlink:href="http://symfony.com/doc/current/bundles/LiipImagineBundle/filters.html"><text:span text:style-name="T20">http://symfony.com/doc/current/bundles/LiipImagineBundle/filters.html</text:span></text:a></text:p>
      <text:p text:style-name="P4"/>
      <text:p text:style-name="P1"/>
      <text:p text:style-name="P1"><text:soft-page-break/>5. Konfigurujemy server:</text:p>
      <text:p text:style-name="P1"/>
      <text:p text:style-name="P1">wampserver -&gt; PHP -&gt; PHP extensions -&gt; <text:s/><text:span text:style-name="T1">php_exif</text:span></text:p>
      <text:p text:style-name="P1"/>
      <text:p text:style-name="P1">lub edytujemy plik php.ini i zdejmujemy komentarz:</text:p>
      <text:p text:style-name="P1"/>
      <text:p text:style-name="P1">wampserver -&gt; PHP -&gt; php.ini</text:p>
      <text:p text:style-name="P1"/>
      <text:p text:style-name="P1"><text:span text:style-name="T20"><text:tab/><text:tab/></text:span><text:span text:style-name="T1">extension=php_exif.dll</text:span></text:p>
      <text:p text:style-name="P7"/>
      <text:p text:style-name="P3"><text:span text:style-name="Source_20_Text"><text:span text:style-name="T12"/></text:span></text:p>
      <text:p text:style-name="P3"><text:span text:style-name="Source_20_Text"><text:span text:style-name="T11">6. Ustawienie filtra w template:</text:span></text:span></text:p>
      <text:p text:style-name="P3"><text:span text:style-name="Source_20_Text"><text:span text:style-name="T12"/></text:span></text:p>
      <text:p text:style-name="P3"><text:span text:style-name="Source_20_Text"><text:span text:style-name="T11">Tak:</text:span></text:span></text:p>
      <text:p text:style-name="P3"><text:span text:style-name="Source_20_Text"><text:span text:style-name="T11"/></text:span></text:p>
      <text:p text:style-name="P3"><text:span text:style-name="Source_20_Text"><text:span text:style-name="T11">&lt;img class="img-responsive" src="{{ '/bundles/blog/images/range.jpg'|imagine_filter('my_thumb') }}" alt="{{ entity.title|raw }}" /&gt;</text:span></text:span></text:p>
      <text:p text:style-name="P3"><text:span text:style-name="Source_20_Text"><text:span text:style-name="T11"/></text:span></text:p>
      <text:p text:style-name="P3"><text:span text:style-name="Source_20_Text"><text:span text:style-name="T11">lub tak:</text:span></text:span></text:p>
      <text:p text:style-name="P3"><text:span text:style-name="Source_20_Text"><text:span text:style-name="T11"/></text:span></text:p>
      <text:p text:style-name="P3"><text:span text:style-name="Source_20_Text"><text:span text:style-name="T11">&lt;img class="img-responsive" src="{{ asset('/bundles/blog/images/range.jpg'|imagine_filter('my_thumb')) }}" alt="{{ entity.title|raw }}" /&gt;</text:span></text:span></text:p>
      <text:p text:style-name="P3"><text:span text:style-name="Source_20_Text"><text:span text:style-name="T11"/></text:span></text:p>
      <text:p text:style-name="P3"><text:span text:style-name="Source_20_Text"><text:span text:style-name="T11"/></text:span></text:p>
      <text:p text:style-name="P3"><text:span text:style-name="Source_20_Text"><text:span text:style-name="T11">Wyświetlanie obrazków w pętli</text:span></text:span></text:p>
      <text:p text:style-name="P3"><text:span text:style-name="Source_20_Text"><text:span text:style-name="T11"/></text:span></text:p>
      <text:p text:style-name="P3"><text:span text:style-name="Source_20_Text"><text:span text:style-name="T11">&lt;img class="img-responsive" src="{{ asset('bundles/blog/images/'~ image.image)|imagine_filter('post_img_xs') }}" alt="{{ entity.title|raw }}"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9M15S</meta:editing-duration>
    <meta:editing-cycles>31</meta:editing-cycles>
    <meta:generator>OpenOffice.org/3.3$Win32 OpenOffice.org_project/330m20$Build-9567</meta:generator>
    <dc:date>2016-01-18T17:34:58.92</dc:date>
    <dc:creator>szymon idczak</dc:creator>
    <meta:document-statistic meta:table-count="0" meta:image-count="0" meta:object-count="0" meta:page-count="2" meta:paragraph-count="61" meta:word-count="180" meta:character-count="2010"/>
    <meta:user-defined meta:name="Info 1"/>
    <meta:user-defined meta:name="Info 2"/>
    <meta:user-defined meta:name="Info 3"/>
    <meta:user-defined meta:name="Info 4"/>
  </office:meta>
</office:document-meta>
</file>